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7b72c" style:font-size-asian="15pt" style:font-weight-asian="bold" style:font-size-complex="15pt" style:font-weight-complex="bold"/>
    </style:style>
    <style:style style:name="P2" style:family="paragraph" style:parent-style-name="Header">
      <style:paragraph-properties fo:text-align="start" style:justify-single-word="false"/>
      <style:text-properties style:text-underline-style="none" fo:font-weight="normal" officeooo:rsid="0017b72c" officeooo:paragraph-rsid="0017b72c" style:font-weight-asian="normal" style:font-weight-complex="normal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text-properties officeooo:rsid="0017b72c" officeooo:paragraph-rsid="0017b72c"/>
    </style:style>
    <style:style style:name="P5" style:family="paragraph" style:parent-style-name="Text_20_body" style:list-style-name="L1">
      <style:text-properties officeooo:rsid="0017b72c" officeooo:paragraph-rsid="001c7414"/>
    </style:style>
    <style:style style:name="P6" style:family="paragraph" style:parent-style-name="Text_20_body" style:list-style-name="L1">
      <style:text-properties officeooo:rsid="00194e82" officeooo:paragraph-rsid="00194e82"/>
    </style:style>
    <style:style style:name="P7" style:family="paragraph" style:parent-style-name="Text_20_body" style:list-style-name="L1">
      <style:text-properties officeooo:rsid="001c7414" officeooo:paragraph-rsid="001c7414"/>
    </style:style>
    <style:style style:name="T1" style:family="text">
      <style:text-properties officeooo:rsid="00194e82"/>
    </style:style>
    <style:style style:name="T2" style:family="text">
      <style:text-properties officeooo:rsid="001b379e"/>
    </style:style>
    <style:style style:name="T3" style:family="text">
      <style:text-properties officeooo:rsid="001c7414"/>
    </style:style>
    <style:style style:name="T4" style:family="text">
      <style:text-properties officeooo:rsid="001c93a3"/>
    </style:style>
    <style:style style:name="T5" style:family="text">
      <style:text-properties officeooo:rsid="001f69a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134065823652749639" text:style-name="L1">
        <text:list-item>
          <text:p text:style-name="P3">Charakteristika období a směru – <text:span text:style-name="T1">romantismus</text:span></text:p>
          <text:list>
            <text:list-item>
              <text:p text:style-name="P4">charakteristika – <text:span text:style-name="T4">umělecký a filozofický směr, důraz na cit, individualitu, duši a nenávist k okolnímu světu</text:span></text:p>
            </text:list-item>
            <text:list-item>
              <text:p text:style-name="P6">časové vymezení - konec 18. - 1. polovina 19. století</text:p>
            </text:list-item>
            <text:list-item>
              <text:p text:style-name="P4">hlavní znaky – <text:span text:style-name="T1">zaměřeno na cit, hrdina oddělený od společnosti, figuruje nenaplněná láska, </text:span></text:p>
            </text:list-item>
            <text:list-item>
              <text:p text:style-name="P4">další umělecké památky – <text:span text:style-name="T4">B. Smetana (má vlast), A. Dvořák (symfonie Polednice)</text:span></text:p>
            </text:list-item>
            <text:list-item>
              <text:p text:style-name="P4">další autoři a jejich díla – <text:span text:style-name="T3">K. J,. Erben (Kytice), B. Němcová (Babička), K. H. Borovský (tyrolské elegie)</text:span></text:p>
            </text:list-item>
          </text:list>
        </text:list-item>
        <text:list-item>
          <text:p text:style-name="P3">Charakteristika autora</text:p>
          <text:list>
            <text:list-item>
              <text:p text:style-name="P4">životopisné údaje – <text:span text:style-name="T2">narozen v Praze na Malé straně, </text:span></text:p>
            </text:list-item>
            <text:list-item>
              <text:p text:style-name="P4">souvislost autora s příběhem + autobiografie v díle – <text:span text:style-name="T3">Autor je poutníkem, který prochází</text:span></text:p>
            </text:list-item>
            <text:list-item>
              <text:p text:style-name="P5">další díla a témata v tvorbě - <text:span text:style-name="T3">pouť krkonošská, Křivoklad, Obrazy ze života mého</text:span></text:p>
            </text:list-item>
          </text:list>
        </text:list-item>
        <text:list-item>
          <text:p text:style-name="P4">rozbor textu</text:p>
          <text:list>
            <text:list-item>
              <text:p text:style-name="P4">literární druh - lyrickoepický</text:p>
            </text:list-item>
            <text:list-item>
              <text:p text:style-name="P4">literární žánr - <text:span text:style-name="T2">balada</text:span></text:p>
            </text:list-item>
            <text:list-item>
              <text:p text:style-name="P4">místo a doba děje – <text:span text:style-name="T2">květen, u hradu Bezděz</text:span></text:p>
            </text:list-item>
            <text:list-item>
              <text:p text:style-name="P4">hlavní postavy – <text:span text:style-name="T2">Jarmila, Vilém, Hynek</text:span></text:p>
            </text:list-item>
            <text:list-item>
              <text:p text:style-name="P4">myšlenka díla – <text:span text:style-name="T2">tragická láska, nevěra, kontrast mezi smrtí a láskou</text:span></text:p>
            </text:list-item>
            <text:list-item>
              <text:p text:style-name="P4">kompozice - <text:span text:style-name="T2">chronologická</text:span></text:p>
            </text:list-item>
            <text:list-item>
              <text:p text:style-name="P4">jazykové prostředky – <text:span text:style-name="T2">kontrasty, metafory, archaismy, přirovnání</text:span></text:p>
            </text:list-item>
            <text:list-item>
              <text:p text:style-name="P7">děj – <text:span text:style-name="T4">Jarmila čeká na Viléma, když zjistí že Vilém půjde na popravu protože zabil svého otce který Jarmilu svedl, utopí se. Vilém truchlí nad svým osudem ve vězení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fo:padding-left="0.049cm" fo:padding-right="0.049cm" fo:padding-top="0.049cm" fo:padding-bottom="0.4cm" fo:border-left="none" fo:border-right="none" fo:border-top="none" fo:border-bottom="0.06pt solid #000000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7b72c" style:font-size-asian="15pt" style:font-weight-asian="bold" style:font-size-complex="15pt" style:font-weight-complex="bold"/>
    </style:style>
    <style:style style:name="MP2" style:family="paragraph" style:parent-style-name="Header">
      <style:paragraph-properties fo:text-align="start" style:justify-single-word="false"/>
      <style:text-properties style:text-underline-style="none" fo:font-weight="normal" officeooo:rsid="0017b72c" officeooo:paragraph-rsid="0017b72c" style:font-weight-asian="normal" style:font-weight-complex="normal"/>
    </style:style>
    <style:style style:name="MT1" style:family="text">
      <style:text-properties officeooo:rsid="001f69a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Rozbor literárního díla</text:p>
        <text:p text:style-name="MP2">Jméno a příjmení autora: <text:span text:style-name="MT1">K. H. Mácha</text:span></text:p>
        <text:p text:style-name="MP2"/>
        <text:p text:style-name="MP2">Název díla: <text:span text:style-name="MT1">Máj</text:span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8:58:04.211000000</meta:creation-date>
    <meta:editing-duration>PT55M28S</meta:editing-duration>
    <meta:editing-cycles>4</meta:editing-cycles>
    <meta:generator>LibreOffice/5.0.1.2$Windows_x86 LibreOffice_project/81898c9f5c0d43f3473ba111d7b351050be20261</meta:generator>
    <dc:date>2016-11-07T06:37:46.169000000</dc:date>
    <meta:document-statistic meta:table-count="0" meta:image-count="0" meta:object-count="0" meta:page-count="1" meta:paragraph-count="22" meta:word-count="209" meta:character-count="1299" meta:non-whitespace-character-count="1117"/>
  </office:meta>
</office:document-meta>
</file>